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icrosoft JhengHei" svg:font-family="Microsoft JhengHei" style:font-family-generic="swiss" style:font-pitch="variable" svg:panose-1="2 11 6 4 3 5 4 4 2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75in" text:min-label-width="0.125in" text:list-level-position-and-space-mode="label-alignment">
          <style:list-level-label-alignment text:label-followed-by="listtab" fo:margin-left="2.0625in" fo:text-indent="-0.125in"/>
        </style:list-level-properties>
      </text:list-level-style-number>
      <text:list-level-style-number text:level="4" style:num-suffix="." style:num-format="1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75in" text:min-label-width="0.125in" text:list-level-position-and-space-mode="label-alignment">
          <style:list-level-label-alignment text:label-followed-by="listtab" fo:margin-left="3.5625in" fo:text-indent="-0.125in"/>
        </style:list-level-properties>
      </text:list-level-style-number>
      <text:list-level-style-number text:level="7" style:num-suffix="." style:num-format="1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75in" text:min-label-width="0.125in" text:list-level-position-and-space-mode="label-alignment">
          <style:list-level-label-alignment text:label-followed-by="listtab" fo:margin-left="5.0625in" fo:text-indent="-0.125in"/>
        </style:list-level-properties>
      </text:list-level-style-number>
    </text:list-style>
    <style:style style:name="P1" style:parent-style-name="Paragraphedeliste" style:master-page-name="MP0" style:list-style-name="LFO3" style:family="paragraph">
      <style:paragraph-properties fo:break-before="page" style:vertical-align="baseline" fo:margin-bottom="0in" fo:line-height="100%" fo:margin-right="0.1041in" fo:background-color="#FFFFFF"/>
    </style:style>
    <style:style style:name="T2" style:parent-style-name="Policepardéfaut" style:family="text">
      <style:text-properties style:font-name="Arial" style:font-name-complex="Arial" fo:color="#202124" fo:background-color="#FFFFFF"/>
    </style:style>
    <style:style style:name="T3" style:parent-style-name="Policepardéfau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4" style:parent-style-name="Policepardéfaut" style:family="text">
      <style:text-properties style:font-name="Arial" style:font-name-complex="Arial" fo:color="#202124" fo:background-color="#FFFFFF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6" style:parent-style-name="Policepardéfaut" style:family="text">
      <style:text-properties style:font-name="Arial" style:font-name-complex="Arial" fo:color="#202124" fo:background-color="#FFFFFF"/>
    </style:style>
    <style:style style:name="P7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Arial" style:font-name-complex="Arial" fo:color="#202124" fo:background-color="#FFFFFF"/>
    </style:style>
    <style:style style:name="P8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Arial" style:font-name-complex="Arial" fo:color="#202124" fo:background-color="#FFFFFF"/>
    </style:style>
    <style:style style:name="P9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</style:style>
    <style:style style:name="T10" style:parent-style-name="Policepardéfaut" style:family="text">
      <style:text-properties style:font-name="Arial" style:font-name-complex="Arial" fo:color="#202124" fo:background-color="#FFFFFF"/>
    </style:style>
    <style:style style:name="T11" style:parent-style-name="Policepardéfaut" style:family="text">
      <style:text-properties style:font-name="Tahoma" style:font-name-asian="Times New Roman" style:font-name-complex="Tahoma" fo:color="#353535" style:language-asian="fr" style:country-asian="FR"/>
    </style:style>
    <style:style style:name="P12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Tahoma" style:font-name-complex="Tahoma" fo:color="#353535" fo:background-color="#FFFFFF"/>
    </style:style>
    <style:style style:name="P13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Tahoma" style:font-name-complex="Tahoma" fo:color="#353535" fo:background-color="#FFFFFF"/>
    </style:style>
    <style:style style:name="P14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Tahoma" style:font-name-complex="Tahoma" fo:color="#353535" fo:background-color="#FFFFFF"/>
    </style:style>
    <style:style style:name="P15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Tahoma" style:font-name-complex="Tahoma" fo:color="#353535" fo:background-color="#FFFFFF"/>
    </style:style>
    <style:style style:name="P16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  <style:text-properties style:font-name="Tahoma" style:font-name-complex="Tahoma" fo:color="#353535" fo:background-color="#FFFFFF"/>
    </style:style>
    <style:style style:name="P17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</style:style>
    <style:style style:name="T18" style:parent-style-name="Policepardéfaut" style:family="text">
      <style:text-properties style:font-name="Tahoma" style:font-name-complex="Tahoma" fo:color="#353535" fo:background-color="#FFFFFF"/>
    </style:style>
    <style:style style:name="T19" style:parent-style-name="Policepardéfaut" style:family="text">
      <style:text-properties style:font-name="Tahoma" style:font-name-complex="Tahoma" fo:color="#353535" fo:background-color="#FFFFFF"/>
    </style:style>
    <style:style style:name="T20" style:parent-style-name="Policepardéfaut" style:family="text">
      <style:text-properties style:font-name="Tahoma" style:font-name-complex="Tahoma" fo:color="#353535" fo:background-color="#FFFFFF"/>
    </style:style>
    <style:style style:name="T21" style:parent-style-name="Policepardéfaut" style:family="text">
      <style:text-properties style:font-name="Tahoma" style:font-name-complex="Tahoma" fo:color="#353535" fo:background-color="#FFFFFF"/>
    </style:style>
    <style:style style:name="T22" style:parent-style-name="Policepardéfaut" style:family="text">
      <style:text-properties style:font-name="Tahoma" style:font-name-complex="Tahoma" fo:color="#353535" fo:background-color="#FFFFFF"/>
    </style:style>
    <style:style style:name="P23" style:parent-style-name="Normal" style:family="paragraph">
      <style:paragraph-properties style:vertical-align="baseline" fo:margin-bottom="0in" fo:line-height="100%" fo:margin-left="0.8125in" fo:margin-right="0.1041in" fo:background-color="#FFFFFF">
        <style:tab-stops/>
      </style:paragraph-properties>
    </style:style>
    <style:style style:name="T24" style:parent-style-name="Policepardéfaut" style:family="text">
      <style:text-properties style:font-name="Tahoma" style:font-name-asian="Times New Roman" style:font-name-complex="Tahoma" fo:color="#353535" style:language-asian="fr" style:country-asian="FR"/>
    </style:style>
    <style:style style:name="T25" style:parent-style-name="Policepardéfaut" style:family="text">
      <style:text-properties style:font-name="Arial" style:font-name-complex="Arial" fo:color="#202124" fo:background-color="#FFFFFF"/>
    </style:style>
    <style:style style:name="P26" style:parent-style-name="Normal" style:family="paragraph">
      <style:text-properties style:font-name="Arial" style:font-name-complex="Arial" fo:color="#202124" fo:background-color="#FFFFFF"/>
    </style:style>
    <style:style style:name="T27" style:parent-style-name="Policepardéfaut" style:family="text">
      <style:text-properties style:font-name="Arial" style:font-name-complex="Arial" fo:color="#202124" fo:background-color="#FFFFFF"/>
    </style:style>
    <style:style style:name="T28" style:parent-style-name="Policepardéfaut" style:family="text">
      <style:text-properties style:font-name="Arial" style:font-name-complex="Arial" fo:color="#202124" fo:background-color="#FFFFFF"/>
    </style:style>
    <style:style style:name="T29" style:parent-style-name="Policepardéfaut" style:family="text">
      <style:text-properties style:font-name="Arial" style:font-name-complex="Arial" fo:color="#202124" fo:background-color="#FFFFFF"/>
    </style:style>
    <style:style style:name="T30" style:parent-style-name="Policepardéfaut" style:family="text">
      <style:text-properties style:font-name="Microsoft JhengHei" style:font-name-asian="DengXian" style:font-name-complex="Microsoft JhengHei" fo:color="#202124" fo:background-color="#FFFFFF" style:language-asian="zh" style:country-asian="CN"/>
    </style:style>
    <style:style style:name="T31" style:parent-style-name="Policepardéfaut" style:family="text">
      <style:text-properties style:font-name="Microsoft JhengHei" style:font-name-asian="DengXian" style:font-name-complex="Microsoft JhengHei" fo:color="#202124" fo:background-color="#FFFFFF" style:language-asian="zh" style:country-asian="CN"/>
    </style:style>
    <style:style style:name="T32" style:parent-style-name="Policepardéfaut" style:family="text">
      <style:text-properties style:font-name="Microsoft JhengHei" style:font-name-asian="DengXian" style:font-name-complex="Microsoft JhengHei" fo:color="#202124" fo:background-color="#FFFFFF" style:language-asian="zh" style:country-asian="CN"/>
    </style:style>
    <style:style style:name="T33" style:parent-style-name="Policepardéfaut" style:family="text">
      <style:text-properties style:font-name="Arial" style:font-name-complex="Arial" fo:color="#202124" fo:background-color="#FFFFFF"/>
    </style:style>
    <style:style style:name="P34" style:parent-style-name="Normal" style:family="paragraph">
      <style:text-properties style:font-name="Arial" style:font-name-complex="Arial" fo:color="#202124" fo:background-color="#FFFFFF"/>
    </style:style>
    <style:style style:name="T35" style:parent-style-name="Policepardéfaut" style:family="text">
      <style:text-properties style:font-name="Arial" style:font-name-complex="Arial" fo:color="#202124" fo:background-color="#FFFFFF"/>
    </style:style>
    <style:style style:name="P36" style:parent-style-name="Normal" style:family="paragraph">
      <style:text-properties style:font-name="Arial" style:font-name-complex="Arial" fo:color="#202124" fo:background-color="#FFFFFF"/>
    </style:style>
    <style:style style:name="T37" style:parent-style-name="Policepardéfaut" style:family="text">
      <style:text-properties style:font-name="Arial" style:font-name-complex="Arial" fo:color="#202124" fo:background-color="#FFFFFF"/>
    </style:style>
    <style:style style:name="T38" style:parent-style-name="Policepardéfau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39" style:parent-style-name="Policepardéfaut" style:family="text">
      <style:text-properties style:font-name="Arial" style:font-name-complex="Arial" fo:color="#202124" fo:background-color="#FFFFFF"/>
    </style:style>
    <style:style style:name="P40" style:parent-style-name="Normal" style:family="paragraph">
      <style:text-properties style:font-name="Arial" style:font-name-complex="Arial" fo:color="#202124" fo:background-color="#FFFFFF"/>
    </style:style>
    <style:style style:name="P41" style:parent-style-name="Normal" style:family="paragraph">
      <style:text-properties style:font-name="Arial" style:font-name-complex="Arial" fo:color="#202124" fo:background-color="#FFFFFF"/>
    </style:style>
    <style:style style:name="P42" style:parent-style-name="Normal" style:family="paragraph">
      <style:text-properties style:font-name="Arial" style:font-name-complex="Arial" fo:color="#202124" fo:background-color="#FFFFFF"/>
    </style:style>
    <style:style style:name="P43" style:parent-style-name="Normal" style:family="paragraph">
      <style:text-properties style:font-name="Arial" style:font-name-complex="Arial" fo:color="#202124" fo:background-color="#FFFFFF"/>
    </style:style>
    <style:style style:name="P44" style:parent-style-name="Normal" style:family="paragraph">
      <style:text-properties style:font-name="Arial" style:font-name-complex="Arial" fo:color="#202124" fo:background-color="#FFFFFF"/>
    </style:style>
    <style:style style:name="P45" style:parent-style-name="Normal" style:family="paragraph">
      <style:text-properties style:font-name="Arial" style:font-name-complex="Arial" fo:color="#202124" fo:background-color="#FFFFFF"/>
    </style:style>
    <style:style style:name="T46" style:parent-style-name="Policepardéfaut" style:family="text">
      <style:text-properties style:font-name="Arial" style:font-name-complex="Arial" fo:color="#202124" fo:background-color="#FFFFFF"/>
    </style:style>
    <style:style style:name="T47" style:parent-style-name="Policepardéfaut" style:family="text">
      <style:text-properties style:font-name="Tahoma" style:font-name-asian="Times New Roman" style:font-name-complex="Tahoma" fo:color="#353535" style:language-asian="fr" style:country-asian="FR"/>
    </style:style>
    <style:style style:name="T48" style:parent-style-name="Policepardéfaut" style:family="text">
      <style:text-properties style:font-name="Tahoma" style:font-name-asian="Times New Roman" style:font-name-complex="Tahoma" fo:color="#353535" style:language-asian="fr" style:country-asian="FR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3" text:continue-numbering="true">
        <text:list-item>
          <text:p text:style-name="P1"><text:span text:style-name="T2">La </text:span><text:span text:style-name="T3">transformation</text:span><text:span text:style-name="T4"> de l'</text:span><text:span text:style-name="T5">hydrogène en hélium</text:span><text:span text:style-name="T6"> est complexe, elle se déroule en</text:span></text:p>
        </text:list-item>
      </text:list>
      <text:p text:style-name="P7">trois étapes : Première étape : deux protons interagissent pour former un deuton</text:p>
      <text:p text:style-name="P8"/>
      <text:p text:style-name="P9"><text:span text:style-name="T10"><text:s/></text:span><text:span text:style-name="T11">Deuxième étape : un deuton se combine avec un proton pour former de l’hélium 3 en libérant de l’énergie sous la forme d’un rayonnement gamma (ou photon).</text:span></text:p>
      <text:p text:style-name="P12"/>
      <text:p text:style-name="P13">Troisième étape : deux noyaux d’hélium 3 fusionnent pour former de l’hélium 4 en éjectant deux protons.</text:p>
      <text:p text:style-name="P14"/>
      <text:p text:style-name="P15">1H + 1H = 2H + 1H + 1 positron<text:s text:c="15"/>1H + 1H = 2H + 1H + 1 positron</text:p>
      <text:p text:style-name="P16"/>
      <text:p text:style-name="P17"><text:span text:style-name="T18">2H+ 1H = 3He<text:s/></text:span><text:span text:style-name="T19"><text:tab/></text:span><text:span text:style-name="T20"><text:tab/></text:span><text:span text:style-name="T21"><text:tab/></text:span><text:span text:style-name="T22"><text:tab/><text:s text:c="7"/>2H+ 1H = 3He<text:s/></text:span></text:p>
      <text:p text:style-name="P23"><text:span text:style-name="T24"><draw:frame draw:z-index="251664384" draw:id="id0" draw:style-name="a0" draw:name="Zone de texte 2" text:anchor-type="paragraph" svg:x="0.02639in" svg:y="1.79375in" svg:width="7.04167in" svg:height="4.86458in" style:rel-width="scale" style:rel-height="scale"><draw:text-box><text:p text:style-name="Normal">4H + 4He + 1 électron + 1 neutrino</text:p><text:p text:style-name="Normal"/><text:p text:style-name="Normal">2)<text:s/><text:span text:style-name="T25">En une seconde, le soleil fournit 400.000 zetaWatts.</text:span></text:p><text:p text:style-name="P26"/><text:p text:style-name="Normal"><text:span text:style-name="T27">3)</text:span><text:span text:style-name="T28"><text:s/></text:span><text:span text:style-name="T29">M=E/c</text:span><text:span text:style-name="T30">^</text:span><text:span text:style-name="T31">2 <text:s text:c="2"/>M=<text:s/></text:span><text:span text:style-name="T32">S*K</text:span><text:span text:style-name="T33">/ (299 792 458)^2=</text:span></text:p><text:p text:style-name="P34">S=4πR^2</text:p><text:p text:style-name="Normal"><text:bookmark-start text:name="puissance"/><text:span text:style-name="T35">K= 1367 W/m^2</text:span></text:p><text:p text:style-name="P36"><text:bookmark-end text:name="puissance"/></text:p><text:p text:style-name="Normal"><text:span text:style-name="T37">3.84*10^26/</text:span><text:span text:style-name="T38">(</text:span><text:span text:style-name="T39">299 792 458)^2= 4.27*10^6 <text:s/>Tonnes</text:span></text:p><text:p text:style-name="P40"/><text:p text:style-name="P41">La masse du soleil diminue de 4 millions de tonnes par seconde à cause de son rayonnement électromagnétique.</text:p><text:p text:style-name="P42">4) On va faire un produit en croix<text:s/></text:p><text:p text:style-name="P43">(4.27*10^6*100)/2*10^27 = 0.00451</text:p><text:p text:style-name="P44">Donc cela représente 0.0045% de la masse du soleil</text:p><text:p text:style-name="P45"/></draw:text-box><svg:title/><svg:desc/></draw:frame></text:span><text:span text:style-name="T46"><draw:frame draw:z-index="251662336" draw:id="id1" draw:style-name="a1" draw:name="Zone de texte 2" text:anchor-type="paragraph" svg:x="2.18194in" svg:y="1.27708in" svg:width="2.58194in" svg:height="1.53611in" style:rel-width="scale" style:rel-height="scale"><draw:text-box><text:p text:style-name="Normal">4He + 1H + 1H</text:p></draw:text-box><svg:title/><svg:desc/></draw:frame></text:span><text:span text:style-name="T47"><draw:connector draw:type="line" svg:x1="4.19306in" svg:y1="0.24167in" svg:x2="3.18264in" svg:y2="1.23125in" draw:z-index="251660288" draw:id="id2" draw:style-name="a3" draw:name="Connecteur droit avec flèche 2" text:anchor-type="paragraph"><svg:title/><svg:desc/></draw:connector></text:span><text:span text:style-name="T48"><draw:connector draw:type="line" svg:x1="1.29722in" svg:y1="0.15833in" svg:x2="2.29722in" svg:y2="1.15833in" draw:z-index="251659264" draw:id="id3" draw:style-name="a5" draw:name="Connecteur droit avec flèche 1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icrosoft JhengHei" svg:font-family="Microsoft JhengHei" style:font-family-generic="swiss" style:font-pitch="variable" svg:panose-1="2 11 6 4 3 5 4 4 2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" svg:viewBox="0 0 20 30" svg:d="m10 0-10 30h20z"/>
    <draw:marker draw:name="a4" svg:viewBox="0 0 20 30" svg:d="m10 0-10 30h20z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75in" text:min-label-width="0.125in" text:list-level-position-and-space-mode="label-alignment">
          <style:list-level-label-alignment text:label-followed-by="listtab" fo:margin-left="2.0625in" fo:text-indent="-0.125in"/>
        </style:list-level-properties>
      </text:list-level-style-number>
      <text:list-level-style-number text:level="4" style:num-suffix="." style:num-format="1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75in" text:min-label-width="0.125in" text:list-level-position-and-space-mode="label-alignment">
          <style:list-level-label-alignment text:label-followed-by="listtab" fo:margin-left="3.5625in" fo:text-indent="-0.125in"/>
        </style:list-level-properties>
      </text:list-level-style-number>
      <text:list-level-style-number text:level="7" style:num-suffix="." style:num-format="1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75in" text:min-label-width="0.125in" text:list-level-position-and-space-mode="label-alignment">
          <style:list-level-label-alignment text:label-followed-by="listtab" fo:margin-left="5.06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 BERTHELOT</meta:initial-creator>
    <dc:creator>Samuel BERTHELOT</dc:creator>
    <meta:creation-date>2020-11-30T18:31:00Z</meta:creation-date>
    <dc:date>2020-11-30T19:25:00Z</dc:date>
    <meta:template xlink:href="Normal" xlink:type="simple"/>
    <meta:editing-cycles>1</meta:editing-cycles>
    <meta:editing-duration>PT3240S</meta:editing-duration>
    <meta:document-statistic meta:page-count="1" meta:paragraph-count="1" meta:word-count="82" meta:character-count="538" meta:row-count="3" meta:non-whitespace-character-count="457"/>
  </office:meta>
</office:document-meta>
</file>